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150%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paragraph-properties fo:margin-left="0cm" fo:margin-right="0cm" fo:margin-top="0cm" fo:margin-bottom="0cm" fo:text-indent="0cm"/>
      <style:text-properties fo:color="#ffffff" fo:font-size="72pt" fo:font-weight="bold"/>
    </style:style>
    <style:style style:name="P6" style:family="paragraph">
      <style:paragraph-properties fo:margin-left="0cm" fo:margin-right="0cm" fo:text-indent="0cm"/>
      <style:text-properties fo:color="#ffffff" fo:font-size="72pt" fo:font-weight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Jesteśmy ludem</text:span><text:span text:style-name="T1"><text:line-break/></text:span><text:span text:style-name="T1">nabytym cenną Krwią</text:span><text:span text:style-name="T1"><text:line-break/></text:span><text:span text:style-name="T1">W radości</text:span><text:span text:style-name="T1"><text:line-break/></text:span><text:span text:style-name="T1">Bogu oddajemy cześć</text:span><text:span text:style-name="T1"><text:line-break/></text:span><text:span text:style-name="T1">Gdy głosimy Bożą wielkość,</text:span><text:span text:style-name="T1"><text:line-break/></text:span><text:span text:style-name="T1">Majestat Jego i moc</text:span><text:span text:style-name="T1"><text:line-break/></text:span><text:span text:style-name="T1">To niszczymy</text:span><text:span text:style-name="T1"><text:line-break/></text:span><text:span text:style-name="T1">moc szatana na ziemi tej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1">Uwielbiajmy</text:span><text:span text:style-name="T1"><text:line-break/></text:span><text:span text:style-name="T1">Jego chwałę dzień po dniu</text:span><text:span text:style-name="T1"><text:line-break/></text:span><text:span text:style-name="T1">W radości Bogu</text:span><text:span text:style-name="T1"><text:line-break/></text:span><text:span text:style-name="T1">oddawajmy cześć.</text:span><text:span text:style-name="T1"><text:line-break/></text:span><text:span text:style-name="T1">Gdy głosimy Jego wierność</text:span><text:span text:style-name="T1"><text:line-break/></text:span><text:span text:style-name="T1">i miłosierdzia dar</text:span><text:span text:style-name="T1"><text:line-break/></text:span><text:span text:style-name="T1">To niszczymy</text:span><text:span text:style-name="T1"><text:line-break/></text:span><text:span text:style-name="T1">moc szatana na ziemi tej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-0.001cm" presentation:class="title" presentation:user-transformed="true">
          <draw:text-box>
            <text:p text:style-name="P1"><text:span text:style-name="T1">ref. Dziś </text:span><text:span text:style-name="T1">Kościele</text:span><text:span text:style-name="T1"><text:line-break/></text:span><text:span text:style-name="T2">ppp</text:span><text:span text:style-name="T1"><text:line-break/></text:span><text:span text:style-name="T1">Żyjącego </text:span><text:span text:style-name="T1">Boga wstań!</text:span><text:span text:style-name="T1"><text:line-break/></text:span><text:span text:style-name="T2">ppp</text:span><text:span text:style-name="T1"><text:line-break/></text:span><text:span text:style-name="T1">Bóg królem </text:span><text:span text:style-name="T1">całej ziemi jest!</text:span><text:span text:style-name="T1"><text:line-break/></text:span><text:span text:style-name="T2">ppp</text:span><text:span text:style-name="T1"><text:line-break/></text:span><text:span text:style-name="T1">Żadne moce ni zwierzchności</text:span><text:span text:style-name="T1"><text:line-break/></text:span><text:span text:style-name="T2">ppp</text:span><text:span text:style-name="T1"><text:line-break/></text:span><text:span text:style-name="T1">nie wzruszą nas nigdy już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Gdy stajemy w jedności</text:span><text:span text:style-name="T1"><text:line-break/></text:span><text:span text:style-name="T2">ppp</text:span><text:span text:style-name="T1"><text:line-break/></text:span><text:span text:style-name="T1">nikt nas już </text:span><text:span text:style-name="T1">nie rozdzieli,</text:span><text:span text:style-name="T1"><text:line-break/></text:span><text:span text:style-name="T2">ppp</text:span><text:span text:style-name="T1"><text:line-break/></text:span><text:span text:style-name="T1">Bo stajemy razem,</text:span><text:span text:style-name="T1"><text:line-break/></text:span><text:span text:style-name="T2">ppp</text:span><text:span text:style-name="T1"><text:line-break/></text:span><text:span text:style-name="T1">gdzie nasz Bóg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6" draw:layer="layout" svg:width="28cm" svg:height="21cm" svg:x="0cm" svg:y="0.002cm" presentation:class="title" presentation:user-transformed="true">
          <draw:text-box>
            <text:p text:style-name="P1"><text:span text:style-name="T1">2. Ogłaszamy </text:span><text:span text:style-name="T1">mocom zła</text:span><text:span text:style-name="T1"><text:line-break/></text:span><text:span text:style-name="T2">ppp</text:span><text:span text:style-name="T1"><text:line-break/></text:span><text:span text:style-name="T1">na świecie tym:</text:span><text:span text:style-name="T1"><text:line-break/></text:span><text:span text:style-name="T2">ppp</text:span><text:span text:style-name="T1"><text:line-break/></text:span><text:span text:style-name="T1">Wasz czas </text:span><text:span text:style-name="T1">już kończy się!</text:span><text:span text:style-name="T1"><text:line-break/></text:span><text:span text:style-name="T2">ppp</text:span><text:span text:style-name="T1"><text:line-break/></text:span><text:span text:style-name="T1">Nasz Bóg dał nam zwycięstwo</text:span><text:span text:style-name="T1"><text:line-break/></text:span><text:span text:style-name="T2">ppp</text:span><text:span text:style-name="T1"><text:line-break/></text:span><text:span text:style-name="T1">i my –Jego Kościół –dziś</text:span><text:span text:style-name="T1"><text:line-break/></text:span><text:span text:style-name="T2">ppp</text:span><text:span text:style-name="T1"><text:line-break/></text:span><text:span text:style-name="T1">niszczymy moc szatana</text:span><text:span text:style-name="T1"><text:line-break/></text:span><text:span text:style-name="T2">ppp</text:span><text:span text:style-name="T1"><text:line-break/></text:span><text:span text:style-name="T1">na ziemi tej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1"><text:span text:style-name="T1">Zatem cały ludu Pana</text:span><text:span text:style-name="T1"><text:line-break/></text:span><text:span text:style-name="T1">teraz wstań!</text:span><text:span text:style-name="T1"><text:line-break/></text:span><text:span text:style-name="T1">Uwierz mocy Słowa,</text:span><text:span text:style-name="T1"><text:line-break/></text:span><text:span text:style-name="T1">które daje Bóg.</text:span><text:span text:style-name="T1"><text:line-break/></text:span><text:span text:style-name="T1">Bo szatan jest pokonany</text:span><text:span text:style-name="T1"><text:line-break/></text:span><text:span text:style-name="T1">i zastępy jego też,</text:span><text:span text:style-name="T1"><text:line-break/></text:span><text:span text:style-name="T1">kiedy Kościół przyjmuje</text:span><text:span text:style-name="T1"><text:line-break/></text:span><text:span text:style-name="T1">Bożą moc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1"><text:span text:style-name="T1">ref. Dziś </text:span><text:span text:style-name="T1">Kościele</text:span><text:span text:style-name="T1"><text:line-break/></text:span><text:span text:style-name="T2">ppp</text:span><text:span text:style-name="T1"><text:line-break/></text:span><text:span text:style-name="T1">Żyjącego </text:span><text:span text:style-name="T1">Boga wstań!</text:span><text:span text:style-name="T1"><text:line-break/></text:span><text:span text:style-name="T2">ppp</text:span><text:span text:style-name="T1"><text:line-break/></text:span><text:span text:style-name="T1">Bóg królem </text:span><text:span text:style-name="T1">całej ziemi jest!</text:span><text:span text:style-name="T1"><text:line-break/></text:span><text:span text:style-name="T2">ppp</text:span><text:span text:style-name="T1"><text:line-break/></text:span><text:span text:style-name="T1">Żadne moce ni zwierzchności</text:span><text:span text:style-name="T1"><text:line-break/></text:span><text:span text:style-name="T2">ppp</text:span><text:span text:style-name="T1"><text:line-break/></text:span><text:span text:style-name="T1">nie wzruszą nas nigdy już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1"><text:span text:style-name="T1">Gdy stajemy w jedności</text:span><text:span text:style-name="T1"><text:line-break/></text:span><text:span text:style-name="T2">ppp</text:span><text:span text:style-name="T1"><text:line-break/></text:span><text:span text:style-name="T1">nikt nas już </text:span><text:span text:style-name="T1">nie rozdzieli,</text:span><text:span text:style-name="T1"><text:line-break/></text:span><text:span text:style-name="T2">ppp</text:span><text:span text:style-name="T1"><text:line-break/></text:span><text:span text:style-name="T1">Bo stajemy razem,</text:span><text:span text:style-name="T1"><text:line-break/></text:span><text:span text:style-name="T2">ppp</text:span><text:span text:style-name="T1"><text:line-break/></text:span><text:span text:style-name="T1">gdzie nasz Bóg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8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6:06:44</meta:creation-date>
    <dc:creator>Rafał Talacha</dc:creator>
    <dc:date>2009-01-13T15:57:08</dc:date>
    <dc:language>pl-PL</dc:language>
    <meta:editing-cycles>6</meta:editing-cycles>
    <meta:editing-duration>PT19M4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